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column table:style-name="co1" table:number-columns-repeated="3" table:default-cell-style-name="Default"/>
        <table:table-row table:style-name="ro1">
          <table:table-cell office:value-type="float" office:value="-5.774" calcext:value-type="float">
            <text:p>-5.774</text:p>
          </table:table-cell>
          <table:table-cell office:value-type="float" office:value="-2.392" calcext:value-type="float">
            <text:p>-2.392</text:p>
          </table:table-cell>
          <table:table-cell office:value-type="float" office:value="4.014" calcext:value-type="float">
            <text:p>4.014</text:p>
          </table:table-cell>
          <table:table-cell office:value-type="float" office:value="7.228" calcext:value-type="float">
            <text:p>7.228</text:p>
          </table:table-cell>
          <table:table-cell office:value-type="float" office:value="16803" calcext:value-type="float">
            <text:p>16803</text:p>
          </table:table-cell>
          <table:table-cell office:value-type="float" office:value="29457" calcext:value-type="float">
            <text:p>29457</text:p>
          </table:table-cell>
          <table:table-cell/>
          <table:table-cell table:formula="of:=[.C1]-[.A1]" office:value-type="float" office:value="9.788" calcext:value-type="float">
            <text:p>9.788</text:p>
          </table:table-cell>
          <table:table-cell table:formula="of:=[.D1]-[.B1]" office:value-type="float" office:value="9.62" calcext:value-type="float">
            <text:p>9.62</text:p>
          </table:table-cell>
        </table:table-row>
        <table:table-row table:style-name="ro1">
          <table:table-cell office:value-type="float" office:value="-1.435" calcext:value-type="float">
            <text:p>-1.435</text:p>
          </table:table-cell>
          <table:table-cell office:value-type="float" office:value="3.465" calcext:value-type="float">
            <text:p>3.465</text:p>
          </table:table-cell>
          <table:table-cell office:value-type="float" office:value="8.137" calcext:value-type="float">
            <text:p>8.137</text:p>
          </table:table-cell>
          <table:table-cell office:value-type="float" office:value="12.791" calcext:value-type="float">
            <text:p>12.791</text:p>
          </table:table-cell>
          <table:table-cell office:value-type="float" office:value="33035" calcext:value-type="float">
            <text:p>33035</text:p>
          </table:table-cell>
          <table:table-cell office:value-type="float" office:value="51358" calcext:value-type="float">
            <text:p>51358</text:p>
          </table:table-cell>
          <table:table-cell/>
          <table:table-cell table:formula="of:=[.C2]-[.A2]" office:value-type="float" office:value="9.572" calcext:value-type="float">
            <text:p>9.572</text:p>
          </table:table-cell>
          <table:table-cell table:formula="of:=[.D2]-[.B2]" office:value-type="float" office:value="9.326" calcext:value-type="float">
            <text:p>9.326</text:p>
          </table:table-cell>
        </table:table-row>
        <table:table-row table:style-name="ro1">
          <table:table-cell office:value-type="float" office:value="1.155" calcext:value-type="float">
            <text:p>1.155</text:p>
          </table:table-cell>
          <table:table-cell office:value-type="float" office:value="0.478" calcext:value-type="float">
            <text:p>0.478</text:p>
          </table:table-cell>
          <table:table-cell office:value-type="float" office:value="10.694" calcext:value-type="float">
            <text:p>10.694</text:p>
          </table:table-cell>
          <table:table-cell office:value-type="float" office:value="9.658" calcext:value-type="float">
            <text:p>9.658</text:p>
          </table:table-cell>
          <table:table-cell office:value-type="float" office:value="43102" calcext:value-type="float">
            <text:p>43102</text:p>
          </table:table-cell>
          <table:table-cell office:value-type="float" office:value="39024" calcext:value-type="float">
            <text:p>39024</text:p>
          </table:table-cell>
          <table:table-cell/>
          <table:table-cell table:formula="of:=[.C3]-[.A3]" office:value-type="float" office:value="9.539" calcext:value-type="float">
            <text:p>9.539</text:p>
          </table:table-cell>
          <table:table-cell table:formula="of:=[.D3]-[.B3]" office:value-type="float" office:value="9.18" calcext:value-type="float">
            <text:p>9.18</text:p>
          </table:table-cell>
        </table:table-row>
        <table:table-row table:style-name="ro1">
          <table:table-cell office:value-type="float" office:value="3.348" calcext:value-type="float">
            <text:p>3.348</text:p>
          </table:table-cell>
          <table:table-cell office:value-type="float" office:value="-8.084" calcext:value-type="float">
            <text:p>-8.084</text:p>
          </table:table-cell>
          <table:table-cell office:value-type="float" office:value="12.681" calcext:value-type="float">
            <text:p>12.681</text:p>
          </table:table-cell>
          <table:table-cell office:value-type="float" office:value="1.82" calcext:value-type="float">
            <text:p>1.82</text:p>
          </table:table-cell>
          <table:table-cell office:value-type="float" office:value="50925" calcext:value-type="float">
            <text:p>50925</text:p>
          </table:table-cell>
          <table:table-cell office:value-type="float" office:value="8165" calcext:value-type="float">
            <text:p>8165</text:p>
          </table:table-cell>
          <table:table-cell/>
          <table:table-cell table:formula="of:=[.C4]-[.A4]" office:value-type="float" office:value="9.333" calcext:value-type="float">
            <text:p>9.333</text:p>
          </table:table-cell>
          <table:table-cell table:formula="of:=[.D4]-[.B4]" office:value-type="float" office:value="9.904" calcext:value-type="float">
            <text:p>9.90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 table:number-rows-repeated="104856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E1:Sheet1.F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2:12:04.853467182</meta:creation-date>
    <dc:date>2020-04-15T12:23:53.682156972</dc:date>
    <meta:editing-duration>PT38S</meta:editing-duration>
    <meta:editing-cycles>1</meta:editing-cycles>
    <meta:document-statistic meta:table-count="1" meta:cell-count="32" meta:object-count="0"/>
    <meta:generator>LibreOffice/6.0.7.3$Linux_X86_64 LibreOffice_project/00m0$Build-3</meta:generator>
  </office:meta>
</office:document-meta>
</file>